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7mm" svg:height="90.04mm" svg:x="87.01mm" svg:y="18.33mm">
            <draw:object draw:notify-on-update-of-ranges="Feuille1.A1:Feuille1.A5 Feuille1.B1:Feuille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0" calcext:value-type="float">
            <text:p>10</text:p>
          </table:table-cell>
          <table:table-cell table:formula="of:=-0.03*[.A1]+120" office:value-type="float" office:value="99.99" calcext:value-type="float">
            <text:p>99,9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table:formula="of:=-0.03*[.A2]+120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formula="of:=-0.03*[.A3]+120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table:formula="of:=-0.03*[.A4]+120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formula="of:=-0.03*[.A5]+12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18:58:52.157147211</meta:creation-date>
    <dc:date>2019-01-13T11:57:52.368602562</dc:date>
    <meta:editing-duration>PT3H32M52S</meta:editing-duration>
    <meta:editing-cycles>1</meta:editing-cycles>
    <meta:document-statistic meta:table-count="1" meta:cell-count="15" meta:object-count="1"/>
    <meta:generator>LibreOffice/6.1.2.1$Linux_X86_64 LibreOffice_project/1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558cm" svg:y="3.954cm" style:legend-expansion="high" chart:style-name="ch2"/>
        <chart:plot-area chart:style-name="ch3" table:cell-range-address="Feuille1.A1:Feuille1.B5" svg:x="0.319cm" svg:y="0.18cm" svg:width="10.92cm" svg:height="8.645cm">
          <chartooo:coordinate-region svg:x="0.755cm" svg:y="0.379cm" svg:width="9.92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1:Feuille1.B5" chart:class="chart:scatter">
            <chart:domain table:cell-range-address="Feuille1.A1:Feuille1.A5"/>
            <chart:regression-curve chart:style-name="ch7">
              <chart:equation chart:display-equation="true" chart:display-r-square="tru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7">
                <text:p>667</text:p>
                <draw:g>
                  <svg:desc>Feuille1.A1:Feuille1.A5</svg:desc>
                </draw:g>
              </table:table-cell>
              <table:table-cell office:value-type="float" office:value="10">
                <text:p>10</text:p>
                <draw:g>
                  <svg:desc>Feuille1.B1:Feuille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